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application/binary" manifest:full-path="layout-cache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1</text:h>
      <text:p text:style-name="Standard">1 </text:p>
      <text:p text:style-name="Standard">a) Yes ; b) Yes; c) Yes, T <text:s/>d) Yes,F e) No, f) No ; g 是， T</text:p>
      <text:p text:style-name="Standard"/>
      <text:p text:style-name="Standard">2 </text:p>
      <text:p text:style-name="Standard">a) No; b) No; c) Yes; d) No; e) Yes f) 是 T</text:p>
      <text:p text:style-name="Standard"/>
      <text:p text:style-name="Standard">3</text:p>
      <text:p text:style-name="Standard">a) 今天不是星期四。</text:p>
      <text:p text:style-name="Standard">b) 新泽西有污染。</text:p>
      <text:p text:style-name="Standard">c) 2+1 != 3</text:p>
      <text:p text:style-name="Standard">d) Maine的夏天不是又热又晒。</text:p>
      <text:p text:style-name="Standard"/>
      <text:p text:style-name="Standard">4 </text:p>
      <text:p text:style-name="Standard">a 本周我没有买一张彩票</text:p>
      <text:p text:style-name="Standard">b 本周我买了一张彩票 或 星期五我中了百万元头等将</text:p>
      <text:p text:style-name="Standard">c 如果本周我买了一张彩票，那么星期五我中了百万元头等将</text:p>
      <text:p text:style-name="Standard">d 本周我买了一张彩票而且星期五我中了百万元头等将</text:p>
      <text:p text:style-name="Standard"><text:s/></text:p>
      <text:p text:style-name="Standard">5</text:p>
      <text:p text:style-name="Standard">a <draw:frame draw:style-name="fr1" draw:name="Object1" text:anchor-type="as-char" svg:y="-0.393cm" svg:width="1.111cm" svg:height="0.4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b <text:s/><draw:frame draw:style-name="fr1" draw:name="Object2" text:anchor-type="as-char" svg:y="-0.393cm" svg:width="1.381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c <draw:frame draw:style-name="fr1" draw:name="Object3" text:anchor-type="as-char" svg:y="-0.393cm" svg:width="1.656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d <draw:frame draw:style-name="fr1" draw:name="Object4" text:anchor-type="as-char" svg:y="-0.393cm" svg:width="1.111cm" svg:height="0.49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e <draw:frame draw:style-name="fr1" draw:name="Object5" text:anchor-type="as-char" svg:y="-0.393cm" svg:width="1.131cm" svg:height="0.4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f <draw:frame draw:style-name="fr1" draw:name="Object6" text:anchor-type="as-char" svg:y="-0.393cm" svg:width="3.281cm" svg:height="0.51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g <draw:frame draw:style-name="fr1" draw:name="Object7" text:anchor-type="as-char" svg:y="-0.393cm" svg:width="1.499cm" svg:height="0.49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7 </text:p>
      <text:p text:style-name="Standard">a <draw:frame draw:style-name="fr1" draw:name="Object8" text:anchor-type="as-char" svg:y="-0.393cm" svg:width="0.758cm" svg:height="0.49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b <draw:frame draw:style-name="fr1" draw:name="Object9" text:anchor-type="as-char" svg:y="-0.393cm" svg:width="1.381cm" svg:height="0.49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c <draw:frame draw:style-name="fr1" draw:name="Object10" text:anchor-type="as-char" svg:y="-0.393cm" svg:width="1.131cm" svg:height="0.492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d <draw:frame draw:style-name="fr1" draw:name="Object11" text:anchor-type="as-char" svg:y="-0.393cm" svg:width="1.676cm" svg:height="0.49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e <draw:frame draw:style-name="fr1" draw:name="Object12" text:anchor-type="as-char" svg:y="-0.393cm" svg:width="1.131cm" svg:height="0.49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f <draw:frame draw:style-name="fr1" draw:name="Object13" text:anchor-type="as-char" svg:y="-0.393cm" svg:width="1.381cm" svg:height="0.4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g <draw:frame draw:style-name="fr1" draw:name="Object14" text:anchor-type="as-char" svg:y="-0.393cm" svg:width="1.131cm" svg:height="0.49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9 </text:p>
      <text:p text:style-name="Standard">a F</text:p>
      <text:p text:style-name="Standard">b T</text:p>
      <text:p text:style-name="Standard">c T</text:p>
      <text:p text:style-name="Standard">d T</text:p>
      <text:p text:style-name="Standard">e T</text:p>
      <text:p text:style-name="Standard">f <text:s/>T</text:p>
      <text:p text:style-name="Standard">g F</text:p>
      <text:p text:style-name="Standard">h T</text:p>
      <text:p text:style-name="Standard"/>
      <text:p text:style-name="Standard">11 </text:p>
      <text:p text:style-name="Standard">a 同或</text:p>
      <text:p text:style-name="Standard">b 异或</text:p>
      <text:p text:style-name="Standard"><text:soft-page-break/>c 异或</text:p>
      <text:p text:style-name="Standard">d 同或</text:p>
      <text:p text:style-name="Standard"/>
      <text:p text:style-name="Standard">13 </text:p>
      <text:p text:style-name="Standard"/>
      <text:p text:style-name="Standard">p <text:s text:c="5"/>r <text:s text:c="7"/>p &lt;&gt; r </text:p>
      <text:p text:style-name="Standard">T <text:s text:c="6"/>T <text:s text:c="6"/>T</text:p>
      <text:p text:style-name="Standard">T<text:tab/>F <text:s text:c="4"/><text:tab/>F</text:p>
      <text:p text:style-name="Standard">F<text:tab/>T<text:tab/>T <text:s text:c="3"/>not p ? r</text:p>
      <text:p text:style-name="Standard">F<text:tab/>F<text:tab/>F <text:s text:c="3"/>not p ? r</text:p>
      <text:p text:style-name="Standard"/>
      <text:p text:style-name="Standard">15 你吃人吗？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grui </meta:initial-creator>
    <meta:creation-date>2012-12-07T22:00:08</meta:creation-date>
    <dc:date>2012-12-07T23:33:05</dc:date>
    <dc:creator>jiangrui </dc:creator>
    <meta:editing-duration>PT1H32M18S</meta:editing-duration>
    <meta:editing-cycles>3</meta:editing-cycles>
    <meta:generator>LibreOffice/3.5$Linux_X86_64 LibreOffice_project/350m1$Build-2</meta:generator>
    <meta:document-statistic meta:table-count="0" meta:image-count="0" meta:object-count="14" meta:page-count="2" meta:paragraph-count="53" meta:word-count="174" meta:character-count="441" meta:non-whitespace-character-count="292"/>
  </office:meta>
</office:document-meta>
</file>

<file path=Object 1/content.xml><?xml version="1.0" encoding="utf-8"?>
<math xmlns="http://www.w3.org/1998/Math/MathML">
  <semantics>
    <mrow>
      <mrow>
        <mi>p</mi>
        <mo stretchy="false">∧</mo>
        <mi>q</mi>
      </mrow>
    </mrow>
    <annotation encoding="StarMath 5.0">p and q
</annotation>
  </semantics>
</math>
</file>

<file path=Object 10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1/content.xml><?xml version="1.0" encoding="utf-8"?>
<math xmlns="http://www.w3.org/1998/Math/MathML">
  <semantics>
    <mrow>
      <mrow>
        <mrow>
          <mo stretchy="false">¬</mo>
          <mi>p</mi>
        </mrow>
        <mo stretchy="false">→</mo>
        <mrow>
          <mo stretchy="false">¬</mo>
          <mi>q</mi>
        </mrow>
      </mrow>
    </mrow>
    <annotation encoding="StarMath 5.0">neg p toward neg q</annotation>
  </semantics>
</math>
</file>

<file path=Object 12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13/content.xml><?xml version="1.0" encoding="utf-8"?>
<math xmlns="http://www.w3.org/1998/Math/MathML">
  <semantics>
    <mrow>
      <mrow>
        <mi>q</mi>
        <mo stretchy="false">∧</mo>
        <mrow>
          <mo stretchy="false">¬</mo>
          <mi>p</mi>
        </mrow>
      </mrow>
    </mrow>
    <annotation encoding="StarMath 5.0">q and neg p</annotation>
  </semantics>
</math>
</file>

<file path=Object 14/content.xml><?xml version="1.0" encoding="utf-8"?>
<math xmlns="http://www.w3.org/1998/Math/MathML">
  <semantics>
    <mrow>
      <mrow>
        <mi>q</mi>
        <mo stretchy="false">→</mo>
        <mi>p</mi>
      </mrow>
    </mrow>
    <annotation encoding="StarMath 5.0">q toward p</annotation>
  </semantics>
</math>
</file>

<file path=Object 2/content.xml><?xml version="1.0" encoding="utf-8"?>
<math xmlns="http://www.w3.org/1998/Math/MathML">
  <semantics>
    <mrow>
      <mrow>
        <mi>p</mi>
        <mo stretchy="false">∧</mo>
        <mrow>
          <mo stretchy="false">¬</mo>
          <mi>q</mi>
        </mrow>
      </mrow>
    </mrow>
    <annotation encoding="StarMath 5.0">p and neg q
</annotation>
  </semantics>
</math>
</file>

<file path=Object 3/content.xml><?xml version="1.0" encoding="utf-8"?>
<math xmlns="http://www.w3.org/1998/Math/MathML">
  <semantics>
    <mrow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p and neg q</annotation>
  </semantics>
</math>
</file>

<file path=Object 4/content.xml><?xml version="1.0" encoding="utf-8"?>
<math xmlns="http://www.w3.org/1998/Math/MathML">
  <semantics>
    <mrow>
      <mrow>
        <mi>p</mi>
        <mo stretchy="false">∨</mo>
        <mi>q</mi>
      </mrow>
    </mrow>
    <annotation encoding="StarMath 5.0">p or q</annotation>
  </semantics>
</math>
</file>

<file path=Object 5/content.xml><?xml version="1.0" encoding="utf-8"?>
<math xmlns="http://www.w3.org/1998/Math/MathML">
  <semantics>
    <mrow>
      <mrow>
        <mi>p</mi>
        <mo stretchy="false">→</mo>
        <mi>q</mi>
      </mrow>
    </mrow>
    <annotation encoding="StarMath 5.0">p toward q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row>
              <mi>p</mi>
              <mo stretchy="false">∨</mo>
              <mi>q</mi>
            </mrow>
          </mrow>
          <mo stretchy="false">)</mo>
        </mrow>
        <mo stretchy="false">∧</mo>
        <mrow>
          <mo stretchy="false">(</mo>
          <mrow>
            <mrow>
              <mi>p</mi>
              <mo stretchy="false">→</mo>
              <mrow>
                <mo stretchy="false">¬</mo>
                <mi>q</mi>
              </mrow>
            </mrow>
          </mrow>
          <mo stretchy="false">)</mo>
        </mrow>
      </mrow>
    </mrow>
    <annotation encoding="StarMath 5.0">(p or q) and (p toward neg q)</annotation>
  </semantics>
</math>
</file>

<file path=Object 7/content.xml><?xml version="1.0" encoding="utf-8"?>
<math xmlns="http://www.w3.org/1998/Math/MathML">
  <semantics>
    <mrow>
      <mi>p</mi>
      <mo stretchy="false">←</mo>
      <mo stretchy="false">→</mo>
      <mi>q</mi>
    </mrow>
    <annotation encoding="StarMath 5.0">p leftarrow rightarrow q</annotation>
  </semantics>
</math>
</file>

<file path=Object 8/content.xml><?xml version="1.0" encoding="utf-8"?>
<math xmlns="http://www.w3.org/1998/Math/MathML">
  <semantics>
    <mrow>
      <mrow>
        <mo stretchy="false">¬</mo>
        <mi>p</mi>
      </mrow>
    </mrow>
    <annotation encoding="StarMath 5.0">neg p
</annotation>
  </semantics>
</math>
</file>

<file path=Object 9/content.xml><?xml version="1.0" encoding="utf-8"?>
<math xmlns="http://www.w3.org/1998/Math/MathML">
  <semantics>
    <mrow>
      <mrow>
        <mi>p</mi>
        <mo stretchy="false">∧</mo>
        <mrow>
          <mo stretchy="false">¬</mo>
          <mi>q</mi>
        </mrow>
      </mrow>
    </mrow>
    <annotation encoding="StarMath 5.0">p and neg q</annotation>
  </semantics>
</math>
</file>